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BackgroundColor">
      <style:text-properties officeooo:rsid="00175dbe" officeooo:paragraph-rsid="00175dbe"/>
    </style:style>
    <style:style style:name="P2" style:family="paragraph" style:parent-style-name="BackgroundColor">
      <loext:graphic-properties draw:fill="none"/>
      <style:paragraph-properties fo:background-color="transparent"/>
      <style:text-properties officeooo:rsid="00175dbe" officeooo:paragraph-rsid="00175dbe"/>
    </style:style>
    <style:style style:name="P3" style:family="paragraph" style:parent-style-name="CanclledBackground">
      <style:text-properties officeooo:rsid="00175dbe" officeooo:paragraph-rsid="00175d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background colour was cancelled by direct styling.</text:p>
      <text:p text:style-name="P1"/>
      <text:p text:style-name="P3">The background colour was cancelled by a sty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BackgroundColor" style:family="paragraph" style:parent-style-name="Standard">
      <loext:graphic-properties draw:fill="solid" draw:fill-color="#ff7f50"/>
      <style:paragraph-properties fo:background-color="#ff7f50"/>
    </style:style>
    <style:style style:name="CanclledBackground" style:family="paragraph" style:parent-style-name="BackgroundColor">
      <loext:graphic-properties draw:fill="none"/>
      <style:paragraph-properties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08:27:26.124464878</meta:creation-date>
    <dc:date>2021-03-25T08:30:34.707493802</dc:date>
    <meta:editing-duration>PT3M9S</meta:editing-duration>
    <meta:editing-cycles>1</meta:editing-cycles>
    <meta:document-statistic meta:table-count="0" meta:image-count="0" meta:object-count="0" meta:page-count="1" meta:paragraph-count="2" meta:word-count="16" meta:character-count="101" meta:non-whitespace-character-count="87"/>
    <meta:generator>LibreOffice/6.4.7.2$Linux_X86_64 LibreOffice_project/40$Build-2</meta:generator>
  </office:meta>
</office:document-meta>
</file>